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THIS IS A TEST DOCUMENT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IS IS A TEST DOCUMENT</dc:title>
    <meta:initial-creator>Jonathan Roe</meta:initial-creator>
    <dc:creator>Jonathan Roe</dc:creator>
    <meta:creation-date>2019-08-08T08:00:48Z</meta:creation-date>
    <dc:date>2019-08-08T08:01:56Z</dc:date>
    <meta:editing-cycles>1</meta:editing-cycles>
    <meta:editing-duration>PT67S</meta:editing-duration>
    <meta:document-statistic meta:paragraph-count="1" meta:word-count="5"/>
  </office:meta>
</office:document-meta>
</file>